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SerializableException.NotSerializable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tSerializableException.NotSerializabl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